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8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636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552cm" fo:min-width="0.228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209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28cm" fo:min-width="0.228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style:font-name="Linux Libertine G"/>
    </style:style>
    <style:style style:name="P5" style:family="paragraph">
      <loext:graphic-properties draw:fill="none" draw:fill-color="#ffffff"/>
      <style:paragraph-properties fo:text-align="center"/>
      <style:text-properties style:font-name="Linux Libertine G"/>
    </style:style>
    <style:style style:name="T1" style:family="text">
      <style:text-properties style:font-name="Linux Libertine G" fo:font-size="24pt" style:font-size-asian="24pt" style:font-size-complex="24pt"/>
    </style:style>
    <style:style style:name="T2" style:family="text">
      <style:text-properties style:text-position="33% 58%" style:font-name="Linux Libertine G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3.179cm" svg:y="1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18cm" svg:y="2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181cm" svg:y="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182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183cm" svg:y="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184cm" svg:y="6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185cm" svg:y="7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18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181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182cm" svg:y="5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6.184cm" svg:y="7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184cm" svg:y="5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3.187cm" svg:y="9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97cm" svg:height="0.962cm" svg:x="3.079cm" svg:y="8.093cm">
          <draw:text-box>
            <text:p>...</text:p>
          </draw:text-box>
        </draw:frame>
        <draw:frame draw:style-name="gr2" draw:text-style-name="P2" draw:layer="layout" svg:width="1.397cm" svg:height="0.962cm" svg:x="6.053cm" svg:y="6.039cm">
          <draw:text-box>
            <text:p>...</text:p>
          </draw:text-box>
        </draw:frame>
        <draw:frame draw:style-name="gr2" draw:text-style-name="P2" draw:layer="layout" svg:width="1.397cm" svg:height="0.962cm" svg:x="9.154cm" svg:y="5.04cm">
          <draw:text-box>
            <text:p>...</text:p>
          </draw:text-box>
        </draw:frame>
        <draw:line draw:style-name="gr3" draw:text-style-name="P3" draw:layer="layout" svg:x1="4.449cm" svg:y1="5.626cm" svg:x2="5.846cm" svg:y2="5.626cm">
          <text:p/>
        </draw:line>
        <draw:line draw:style-name="gr3" draw:text-style-name="P3" draw:layer="layout" svg:x1="7.441cm" svg:y1="5.626cm" svg:x2="8.838cm" svg:y2="5.626cm">
          <text:p/>
        </draw:line>
        <draw:line draw:style-name="gr3" draw:text-style-name="P3" draw:layer="layout" svg:x1="10.433cm" svg:y1="5.626cm" svg:x2="11.83cm" svg:y2="5.626cm">
          <text:p/>
        </draw:line>
        <draw:frame draw:style-name="gr4" draw:text-style-name="P5" draw:layer="layout" svg:width="3.51cm" svg:height="3.146cm" svg:x="-0.242cm" svg:y="4.02cm">
          <draw:text-box>
            <text:p text:style-name="P4"><text:span text:style-name="T1">Input features</text:span></text:p>
          </draw:text-box>
        </draw:frame>
        <draw:frame draw:style-name="gr5" draw:text-style-name="P5" draw:layer="layout" svg:width="2.794cm" svg:height="1.905cm" svg:x="2.425cm" svg:y="-0.443cm">
          <draw:text-box>
            <text:p text:style-name="P4"><text:span text:style-name="T1">~10</text:span><text:span text:style-name="T2">11</text:span></text:p>
          </draw:text-box>
        </draw:frame>
        <draw:frame draw:style-name="gr5" draw:text-style-name="P5" draw:layer="layout" svg:width="2.794cm" svg:height="1.905cm" svg:x="5.325cm" svg:y="1.558cm">
          <draw:text-box>
            <text:p text:style-name="P4"><text:span text:style-name="T1">~10</text:span><text:span text:style-name="T2">2</text:span></text:p>
          </draw:text-box>
        </draw:frame>
        <draw:custom-shape draw:style-name="gr1" draw:text-style-name="P1" draw:layer="layout" svg:width="0.762cm" svg:height="0.762cm" svg:x="15.176cm" svg:y="5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173cm" svg:y="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17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2.177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97cm" svg:height="0.962cm" svg:x="12.046cm" svg:y="6.041cm">
          <draw:text-box>
            <text:p>...</text:p>
          </draw:text-box>
        </draw:frame>
        <draw:line draw:style-name="gr3" draw:text-style-name="P3" draw:layer="layout" svg:x1="10.433cm" svg:y1="5.627cm" svg:x2="11.83cm" svg:y2="5.627cm">
          <text:p/>
        </draw:line>
        <draw:line draw:style-name="gr3" draw:text-style-name="P3" draw:layer="layout" svg:x1="13.425cm" svg:y1="5.627cm" svg:x2="14.822cm" svg:y2="5.627cm">
          <text:p/>
        </draw:line>
        <draw:frame draw:style-name="gr6" draw:text-style-name="P5" draw:layer="layout" svg:width="2.612cm" svg:height="1.886cm" svg:x="14.277cm" svg:y="3.337cm">
          <draw:text-box>
            <text:p text:style-name="P4"><text:span text:style-name="T1">CTR</text:span></text:p>
          </draw:text-box>
        </draw:frame>
        <draw:custom-shape draw:style-name="gr7" draw:text-style-name="P1" draw:layer="layout" svg:width="0.762cm" svg:height="8.836cm" draw:transform="rotate (1.5707963267949) translate (6.351cm 9.209cm)">
          <text:p/>
          <draw:enhanced-geometry svg:viewBox="0 0 21600 21600" draw:glue-points="0 0 0 21600 21600 10800" draw:text-areas="0 ?f9 7800 ?f10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draw:layer="layout" svg:width="3.51cm" svg:height="2.181cm" svg:x="8.967cm" svg:y="9.148cm">
          <draw:text-box>
            <text:p text:style-name="P4"><text:span text:style-name="T1">Dense</text:span></text:p>
            <text:p text:style-name="P4"><text:span text:style-name="T1">~1 GB</text:span></text:p>
          </draw:text-box>
        </draw:frame>
        <draw:custom-shape draw:style-name="gr9" draw:text-style-name="P1" draw:layer="layout" svg:width="0.762cm" svg:height="2.564cm" draw:transform="rotate (1.5707963267949) translate (3.352cm 11.201cm)">
          <text:p/>
          <draw:enhanced-geometry svg:viewBox="0 0 21600 21600" draw:glue-points="0 0 0 21600 21600 10800" draw:text-areas="0 ?f9 7800 ?f10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draw:layer="layout" svg:width="3.51cm" svg:height="2.181cm" svg:x="2.914cm" svg:y="11.172cm">
          <draw:text-box>
            <text:p text:style-name="P4"><text:span text:style-name="T1">Sparse</text:span></text:p>
            <text:p text:style-name="P4"><text:span text:style-name="T1">~10 T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29T00:24:15.219000000</meta:creation-date>
    <dc:date>2021-11-29T00:38:52.653000000</dc:date>
    <meta:editing-duration>PT14M25S</meta:editing-duration>
    <meta:editing-cycles>23</meta:editing-cycles>
    <meta:generator>LibreOffice/6.3.5.2$Windows_X86_64 LibreOffice_project/dd0751754f11728f69b42ee2af66670068624673</meta:generator>
    <meta:document-statistic meta:object-count="34"/>
  </office:meta>
</office:document-meta>
</file>